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width="0.254cm" svg:stroke-color="#ff6633" draw:marker-start-width="0.579cm" draw:marker-end="Arrow" draw:marker-end-width="0.679cm" draw:fill="solid" draw:fill-color="#ccffff" draw:textarea-horizontal-align="center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2.54cm" svg:x="6.715cm" svg:y="15.605cm">
          <text:p text:style-name="P1">HTML Snippet</text:p>
        </draw:rect>
        <draw:rect draw:style-name="gr2" draw:text-style-name="P2" draw:layer="layout" svg:width="4.445cm" svg:height="13.97cm" svg:x="14.97cm" svg:y="3.54cm">
          <text:p/>
        </draw:rect>
        <draw:custom-shape draw:style-name="gr3" draw:text-style-name="P3" draw:layer="layout" svg:width="5.715cm" svg:height="3.175cm" svg:x="1.635cm" svg:y="2.27cm">
          <text:p text:style-name="P2">User Query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1.905cm" svg:height="1.905cm" svg:x="16.24cm" svg:y="4.81cm">
          <text:p text:style-name="P2">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1.905cm" svg:height="1.905cm" svg:x="16.24cm" svg:y="7.985cm">
          <text:p text:style-name="P2">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1.905cm" svg:height="1.905cm" svg:x="16.24cm" svg:y="11.16cm">
          <text:p text:style-name="P2">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1.905cm" svg:height="1.905cm" svg:x="16.24cm" svg:y="14.335cm">
          <text:p text:style-name="P2">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2" draw:layer="layout" svg:x1="17.51cm" svg:y1="6.715cm" svg:x2="17.51cm" svg:y2="7.985cm">
          <text:p/>
        </draw:line>
        <draw:custom-shape draw:style-name="gr3" draw:text-style-name="P2" draw:layer="layout" svg:width="4.445cm" svg:height="4.445cm" svg:x="7.685cm" svg:y="7.35cm">
          <text:p text:style-name="P2">QRM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81cm" svg:height="4.445cm" svg:x="7.985cm" svg:y="2.27cm">
          <text:p text:style-name="P2">SSQ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5" draw:layer="layout" svg:width="2.54cm" svg:height="1.27cm" svg:x="14.97cm" svg:y="3.54cm">
          <draw:text-box>
            <text:p>Script</text:p>
          </draw:text-box>
        </draw:frame>
        <draw:line draw:style-name="gr4" draw:text-style-name="P2" draw:layer="layout" svg:x1="17.51cm" svg:y1="9.89cm" svg:x2="17.51cm" svg:y2="11.16cm">
          <text:p/>
        </draw:line>
        <draw:line draw:style-name="gr4" draw:text-style-name="P2" draw:layer="layout" svg:x1="17.51cm" svg:y1="13.065cm" svg:x2="17.51cm" svg:y2="14.335cm">
          <text:p/>
        </draw:line>
        <draw:line draw:style-name="gr6" draw:text-style-name="P2" draw:layer="layout" svg:x1="11.795cm" svg:y1="7.985cm" svg:x2="16.24cm" svg:y2="6.08cm">
          <text:p/>
        </draw:line>
        <draw:line draw:style-name="gr6" draw:text-style-name="P2" draw:layer="layout" svg:x1="11.795cm" svg:y1="11.16cm" svg:x2="16.24cm" svg:y2="11.795cm">
          <text:p text:style-name="P2"/>
          <text:p text:style-name="P2"/>
        </draw:line>
        <draw:line draw:style-name="gr4" draw:text-style-name="P2" draw:layer="layout" svg:x1="16.24cm" svg:y1="15.605cm" svg:x2="11.16cm" svg:y2="11.795cm">
          <text:p/>
        </draw:line>
        <draw:frame draw:style-name="gr5" draw:layer="layout" svg:width="1.905cm" svg:height="1.27cm" draw:transform="rotate (0.38990655489546) translate (12.36cm 6.789cm)">
          <draw:text-box>
            <text:p>input</text:p>
          </draw:text-box>
        </draw:frame>
        <draw:frame draw:style-name="gr5" draw:layer="layout" svg:width="1.905cm" svg:height="1.27cm" draw:transform="rotate (-0.135088484105523) translate (13.159cm 10.403cm)">
          <draw:text-box>
            <text:p>input</text:p>
          </draw:text-box>
        </draw:frame>
        <draw:frame draw:style-name="gr7" draw:layer="layout" svg:width="2.54cm" svg:height="0.963cm" draw:transform="rotate (-0.613308699151878) translate (12.938cm 12.094cm)">
          <draw:text-box>
            <text:p>output</text:p>
          </draw:text-box>
        </draw:frame>
        <draw:line draw:style-name="gr8" draw:text-style-name="P2" draw:layer="layout" svg:x1="10.09cm" svg:y1="12.43cm" svg:x2="10.09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grant </meta:initial-creator>
    <meta:creation-date>2010-03-04T21:00:46</meta:creation-date>
    <dc:date>2010-03-05T11:26:24.02</dc:date>
    <meta:editing-duration>PT00H29M16S</meta:editing-duration>
    <meta:editing-cycles>2</meta:editing-cycles>
    <meta:generator>OpenOffice.org/3.1$Win32 OpenOffice.org_project/310m11$Build-9399</meta:generator>
    <meta:document-statistic meta:object-count="20"/>
  </office:meta>
</office:document-meta>
</file>